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60000011CD562A01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b0aa" officeooo:paragraph-rsid="0007b0a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0484in" svg:height="2.9634in" draw:z-index="0"><draw:image xlink:href="Pictures/10000000000002460000011CD562A016.png" xlink:type="simple" xlink:show="embed" xlink:actuate="onLoad"/></draw:frame>Archi 2bis dictio 25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9:28:14.698937522</meta:creation-date>
    <dc:date>2016-07-26T19:35:32.256816583</dc:date>
    <meta:editing-duration>P0D</meta:editing-duration>
    <meta:editing-cycles>1</meta:editing-cycles>
    <meta:document-statistic meta:table-count="0" meta:image-count="1" meta:object-count="0" meta:page-count="1" meta:paragraph-count="1" meta:word-count="4" meta:character-count="20" meta:non-whitespace-character-count="17"/>
    <meta:generator>LibreOffice/4.2.8.2$Linux_X86_64 LibreOffice_project/420m0$Build-2</meta:generator>
  </office:meta>
</office:document-meta>
</file>